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paragraph-rsid="0017ac27"/>
    </style:style>
    <style:style style:name="P3" style:family="paragraph" style:parent-style-name="Table_20_Contents">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Table_20_Contents">
      <style:paragraph-properties fo:text-align="justify" style:justify-single-word="false"/>
      <style:text-properties style:text-underline-style="solid" style:text-underline-width="auto" style:text-underline-color="font-color" fo:font-weight="bold" officeooo:rsid="0017ac27" officeooo:paragraph-rsid="0017ac27" style:font-weight-asian="bold" style:font-weight-complex="bold"/>
    </style:style>
    <style:style style:name="P5" style:family="paragraph" style:parent-style-name="Table_20_Contents">
      <style:paragraph-properties fo:text-align="justify" style:justify-single-word="false"/>
      <style:text-properties officeooo:rsid="001baca7" officeooo:paragraph-rsid="001baca7"/>
    </style:style>
    <style:style style:name="P6" style:family="paragraph" style:parent-style-name="Table_20_Contents" style:master-page-name="MP0">
      <style:paragraph-properties fo:text-align="justify" style:justify-single-word="false" style:page-number="auto" fo:break-before="page"/>
    </style:style>
    <style:style style:name="T1" style:family="text">
      <style:text-properties officeooo:rsid="0013d900"/>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officeooo:rsid="0014de99"/>
    </style:style>
    <style:style style:name="T4" style:family="text">
      <style:text-properties officeooo:rsid="0017ac27"/>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99095" style:font-weight-asian="normal" style:font-weight-complex="normal"/>
    </style:style>
    <style:style style:name="T7" style:family="text">
      <style:text-properties style:text-underline-style="none" fo:font-weight="normal" officeooo:rsid="001a3b74" style:font-weight-asian="normal" style:font-weight-complex="normal"/>
    </style:style>
    <style:style style:name="T8" style:family="text">
      <style:text-properties officeooo:rsid="001939b8"/>
    </style:style>
    <style:style style:name="T9" style:family="text">
      <style:text-properties officeooo:rsid="001a3b74"/>
    </style:style>
    <style:style style:name="T10" style:family="text">
      <style:text-properties officeooo:rsid="001b9b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roject Description and Boundaries</text:span></text:p>
      <text:p text:style-name="P1"><text:tab/><text:span text:style-name="T4">The project is t</text:span>o develop a fully-functioning <text:span text:style-name="T4">new </text:span>website under the specifications of the charity Beyond Limits. The website should be simple to use for both the visitors and the administrators <text:span text:style-name="T4">which are our clients</text:span>. The project also involves creating a system for the administrators to be able to edit aspects of the website. <text:span text:style-name="T1">That system will also incorporate a database in which the client will be able to store data about the people they help and potentially information that is essential for their annual report. </text:span>The project doesn’t involve creating a server to host the website or help them in other areas such as branding or marketing.</text:p>
      <text:p text:style-name="P3">User Base <text:span text:style-name="T10">(Stakeholders)</text:span></text:p>
      <text:p text:style-name="P1">The main stakeholders are the general public and admins (with special privileges). The public will consist of:</text:p>
      <text:p text:style-name="P1">1. People who seek help from the charity</text:p>
      <text:p text:style-name="P1">2. Potential volunteers that need to find information and apply through the website</text:p>
      <text:p text:style-name="P1">3. Volunteers who need to access the website for various reasons (getting health and safety files)</text:p>
      <text:p text:style-name="P1">4, The administrators; the 3 people who have access to restricted parts of the website containing confidential information, and tools to edit parts of the website.</text:p>
      <text:p text:style-name="P1">Generally, we expect the user base to have limited technical expertise, as the charity revolves around helping underprivileged individuals that don’t always have access to technology.</text:p>
      <text:p text:style-name="P5">Overall, since their Facebook group has about 1000 members, we can expect at least that many to be using the website.</text:p>
      <text:p text:style-name="P3">Product Vision</text:p>
      <text:p text:style-name="P1">A website that is modern and appealing while at the same time simple and minimalistic. Navigation should be intuitive and there shouldn’t be any clutter. The admin page should follow similar rules <text:span text:style-name="T9">so that the client would not be deterred when updating the website.</text:span></text:p>
      <text:p text:style-name="P3">Project Deliverables, Features and Tasks.</text:p>
      <text:p text:style-name="P2"><text:span text:style-name="T3"><text:tab/>Team 18</text:span> will be split into two <text:span text:style-name="T4">sub-</text:span>teams, one responsible for the front-end and the other responsible for the back-end of the website. The first team will oversee the design and style of the website. This design should be modern and functional so that navigation and general use of the <text:span text:style-name="T8">different pages</text:span> is simple enough for everybody to use. </text:p>
      <text:p text:style-name="P2"><text:tab/>The second <text:span text:style-name="T4">sub-</text:span>team is tasked to create a system on the website through which the administrators (our client) will be able to control and edit aspects of the website in order to customize existing content, add, and remove content. <text:span text:style-name="T8">A login page will be created </text:span>that has <text:span text:style-name="T3">accounts for the administrators so that only they will be able to access the tools to edit the website</text:span>. <text:span text:style-name="T8">A database</text:span> will also be <text:span text:style-name="T8">created </text:span>that the administrators can access. <text:span text:style-name="T8">The database needs to have functions to </text:span>store, sort and search information about all the people that <text:span text:style-name="T8">the charity has </text:span>helped. <text:span text:style-name="T8">Furthermore, through the administrators’ page, the client will be able to access and control the database through a series of forms and fields.</text:span> <text:span text:style-name="T1">Furthermore, the client will need to have a guide on how to use the features stated above so that they can effectively use their website and the tools provided to them.</text:span></text:p>
      <text:p text:style-name="P4">Benefits and Overall Goals</text:p>
      <text:p text:style-name="P4"><text:span text:style-name="T5"><text:tab/></text:span><text:span text:style-name="T6">The client is not using their current website as it does not represent them and its hard </text:span><text:span text:style-name="T7">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p>
      <text:p text:style-name="P3">Features for Future Releases</text:p>
      <text:p text:style-name="P1">At a later stage in development, an archive feature can be implemented so that the <text:span text:style-name="T9">administrators</text:span> of the website can store information that will be useful when composing the annual report. Also, the code for the website should be documented extensively and have comments to explain the different functions so that future development is easier, even by another group.</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1-05T11:06:00Z</meta:creation-date>
    <dc:date>2018-11-14T21:39:38.324412089</dc:date>
    <meta:editing-cycles>18</meta:editing-cycles>
    <meta:editing-duration>PT6H5M20S</meta:editing-duration>
    <meta:document-statistic meta:table-count="0" meta:image-count="0" meta:object-count="0" meta:page-count="1" meta:paragraph-count="19" meta:word-count="648" meta:character-count="3885" meta:non-whitespace-character-count="3251"/>
    <meta:template xlink:type="simple" xlink:actuate="onRequest" xlink:title="" xlink:href="../../../../../tmp/mozilla_chris0/scope-1.odt/Normal.dotm"/>
  </office:meta>
</office:document-meta>
</file>